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D200000047F23284F8A2492DCC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064cm"/>
    </style:style>
    <style:style style:name="Table3.B" style:family="table-column">
      <style:table-column-properties style:column-width="1.746cm"/>
    </style:style>
    <style:style style:name="Table3.C" style:family="table-column">
      <style:table-column-properties style:column-width="1.905cm"/>
    </style:style>
    <style:style style:name="Table3.D" style:family="table-column">
      <style:table-column-properties style:column-width="1.111cm"/>
    </style:style>
    <style:style style:name="Table3.E" style:family="table-column">
      <style:table-column-properties style:column-width="2.223cm"/>
    </style:style>
    <style:style style:name="Table3.F" style:family="table-column">
      <style:table-column-properties style:column-width="3.187cm"/>
    </style:style>
    <style:style style:name="Table3.G" style:family="table-column">
      <style:table-column-properties style:column-width="1.685cm"/>
    </style:style>
    <style:style style:name="Table3.H" style:family="table-column">
      <style:table-column-properties style:column-width="1.371cm"/>
    </style:style>
    <style:style style:name="Table3.I" style:family="table-column">
      <style:table-column-properties style:column-width="1.722cm"/>
    </style:style>
    <style:style style:name="Table3.A1" style:family="table-cell">
      <style:table-cell-properties fo:background-color="#dddddd" fo:padding="0.05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I1" style:family="table-cell">
      <style:table-cell-properties fo:background-color="#dddddd" fo:padding="0.051cm" fo:border="0.05pt solid #000000" style:writing-mode="page">
        <style:background-image/>
      </style:table-cell-properties>
    </style:style>
    <style:style style:name="Table3.2" style:family="table-row">
      <style:table-row-properties style:min-row-height="0.804cm"/>
    </style:style>
    <style:style style:name="Table3.A2" style:family="table-cell">
      <style:table-cell-properties style:vertical-align="middle"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I2" style:family="table-cell">
      <style:table-cell-properties style:vertical-align="middle" fo:background-color="transparent" fo:padding="0.05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G3" style:family="table-cell">
      <style:table-cell-properties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H3" style:family="table-cell">
      <style:table-cell-properties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A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0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3" style:family="table-cell">
      <style:table-cell-properties style:vertical-align="middle" fo:background-color="#dddddd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F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0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P4" style:family="paragraph" style:parent-style-name="Header">
      <style:text-properties officeooo:paragraph-rsid="0221f66e"/>
    </style:style>
    <style:style style:name="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P6" style:family="paragraph" style:parent-style-name="Text_20_body">
      <style:text-properties style:use-window-font-color="true" loext:opacity="0%" style:font-name="Arial" fo:font-size="11pt" fo:font-weight="normal" officeooo:rsid="0275f89b" officeooo:paragraph-rsid="027bedb0" style:font-name-asian="Noto Sans CJK SC Regular" style:font-size-asian="11pt" style:font-weight-asian="normal" style:font-name-complex="FreeSans1" style:font-size-complex="11pt" style:font-weight-complex="normal"/>
    </style:style>
    <style:style style:name="P7" style:family="paragraph" style:parent-style-name="Text_20_body">
      <style:text-properties style:use-window-font-color="true" loext:opacity="0%" style:font-name="Arial" fo:font-size="11pt" fo:font-weight="normal" officeooo:rsid="0275a526" officeooo:paragraph-rsid="02e82e6a" style:font-name-asian="Noto Sans CJK SC Regular" style:font-size-asian="11pt" style:font-weight-asian="normal" style:font-name-complex="FreeSans1" style:font-size-complex="11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loext:opacity="0%" style:font-name="Arial" fo:font-size="14pt" fo:font-weight="bold" officeooo:rsid="031b399d" officeooo:paragraph-rsid="02fecbca" style:font-name-asian="Noto Sans CJK SC Regular" style:font-size-asian="14pt" style:font-weight-asian="bold" style:font-name-complex="FreeSans1" style:font-size-complex="14pt" style:font-weight-complex="bold"/>
    </style:style>
    <style:style style:name="P9" style:family="paragraph" style:parent-style-name="Text_20_body">
      <style:text-properties fo:font-weight="bold" officeooo:rsid="0275f89b" officeooo:paragraph-rsid="027bedb0" style:font-weight-asian="bold" style:font-weight-complex="bold"/>
    </style:style>
    <style:style style:name="P10" style:family="paragraph" style:parent-style-name="Text_20_body">
      <style:text-properties officeooo:rsid="0269cb7a" officeooo:paragraph-rsid="027bedb0"/>
    </style:style>
    <style:style style:name="P11" style:family="paragraph" style:parent-style-name="Text_20_body">
      <style:text-properties officeooo:paragraph-rsid="02e82e6a"/>
    </style:style>
    <style:style style:name="P12" style:family="paragraph" style:parent-style-name="Text_20_body">
      <style:text-properties officeooo:paragraph-rsid="02ecfb36"/>
    </style:style>
    <style:style style:name="P13" style:family="paragraph" style:parent-style-name="Table_20_Contents">
      <style:paragraph-properties fo:text-align="center" style:justify-single-word="false"/>
      <style:text-properties officeooo:paragraph-rsid="027bedb0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277f717" officeooo:paragraph-rsid="027bedb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2a38e1a" officeooo:paragraph-rsid="02a38e1a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2ea2195" officeooo:paragraph-rsid="02ea2195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officeooo:rsid="0277f717" officeooo:paragraph-rsid="027bedb0"/>
    </style:style>
    <style:style style:name="P18" style:family="paragraph" style:parent-style-name="Table_20_Contents">
      <style:paragraph-properties fo:text-align="justify" style:justify-single-word="false"/>
      <style:text-properties officeooo:rsid="0277f717" officeooo:paragraph-rsid="02fc2d7d"/>
    </style:style>
    <style:style style:name="P19" style:family="paragraph" style:parent-style-name="Table_20_Contents">
      <style:paragraph-properties fo:text-align="center" style:justify-single-word="false"/>
      <style:text-properties officeooo:rsid="0277f717" officeooo:paragraph-rsid="02a38e1a"/>
    </style:style>
    <style:style style:name="P20" style:family="paragraph" style:parent-style-name="Table_20_Contents">
      <style:paragraph-properties fo:text-align="center" style:justify-single-word="false"/>
      <style:text-properties officeooo:rsid="0277f717" officeooo:paragraph-rsid="027bedb0"/>
    </style:style>
    <style:style style:name="P21" style:family="paragraph" style:parent-style-name="Table_20_Contents">
      <style:paragraph-properties fo:text-align="center" style:justify-single-word="false"/>
      <style:text-properties officeooo:rsid="02ea2195" officeooo:paragraph-rsid="02ea2195"/>
    </style:style>
    <style:style style:name="P22" style:family="paragraph" style:parent-style-name="Table_20_Contents">
      <style:paragraph-properties fo:text-align="center" style:justify-single-word="false"/>
      <style:text-properties officeooo:rsid="02ea260b" officeooo:paragraph-rsid="02ea260b"/>
    </style:style>
    <style:style style:name="P23" style:family="paragraph" style:parent-style-name="Table_20_Contents">
      <style:paragraph-properties fo:text-align="end" style:justify-single-word="false"/>
      <style:text-properties officeooo:paragraph-rsid="027bedb0"/>
    </style:style>
    <style:style style:name="P24" style:family="paragraph" style:parent-style-name="Table_20_Contents">
      <style:paragraph-properties fo:text-align="end" style:justify-single-word="false"/>
      <style:text-properties officeooo:rsid="02eda490" officeooo:paragraph-rsid="02eda490"/>
    </style:style>
    <style:style style:name="P25" style:family="paragraph" style:parent-style-name="Table_20_Contents">
      <style:paragraph-properties fo:text-align="center" style:justify-single-word="false"/>
      <style:text-properties fo:font-weight="normal" officeooo:rsid="0277f717" officeooo:paragraph-rsid="027bedb0" style:font-weight-asian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font-weight="normal" officeooo:rsid="0277f717" officeooo:paragraph-rsid="02ea2195" style:font-weight-asian="normal" style:font-weight-complex="normal"/>
    </style:style>
    <style:style style:name="P27" style:family="paragraph" style:parent-style-name="Table_20_Contents">
      <style:paragraph-properties fo:text-align="justify" style:justify-single-word="false"/>
      <style:text-properties fo:font-weight="normal" officeooo:rsid="0277f717" officeooo:paragraph-rsid="027bedb0" style:font-weight-asian="normal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fo:font-weight="normal" officeooo:rsid="0277f717" officeooo:paragraph-rsid="027bedb0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font-weight="normal" officeooo:rsid="02ea2195" officeooo:paragraph-rsid="02ea2195" style:font-weight-asian="normal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fo:font-weight="normal" officeooo:rsid="02ecfb36" officeooo:paragraph-rsid="02ecfb36" style:font-weight-asian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weight="normal" officeooo:rsid="03011a09" officeooo:paragraph-rsid="03011a09" style:font-weight-asian="normal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officeooo:rsid="02ecfb36" officeooo:paragraph-rsid="02ecfb36"/>
    </style:style>
    <style:style style:name="P33" style:family="paragraph" style:parent-style-name="Table_20_Contents">
      <style:paragraph-properties fo:text-align="center" style:justify-single-word="false"/>
      <style:text-properties officeooo:rsid="03011a09" officeooo:paragraph-rsid="03011a09"/>
    </style:style>
    <style:style style:name="P34" style:family="paragraph" style:parent-style-name="Table_20_Contents">
      <style:paragraph-properties fo:text-align="center" style:justify-single-word="false"/>
      <style:text-properties officeooo:rsid="03036def" officeooo:paragraph-rsid="03036def"/>
    </style:style>
    <style:style style:name="P35" style:family="paragraph" style:parent-style-name="Standard">
      <style:paragraph-properties fo:text-align="center" style:justify-single-word="false"/>
    </style:style>
    <style:style style:name="P36" style:family="paragraph" style:parent-style-name="Standard">
      <style:paragraph-properties fo:text-align="center" style:justify-single-word="false"/>
      <style:text-properties officeooo:rsid="02ea2195" officeooo:paragraph-rsid="02ea2195"/>
    </style:style>
    <style:style style:name="P37" style:family="paragraph" style:parent-style-name="Standard">
      <style:paragraph-properties fo:text-align="end" style:justify-single-word="false"/>
      <style:text-properties officeooo:rsid="02ea2195" officeooo:paragraph-rsid="02ecfb36"/>
    </style:style>
    <style:style style:name="P38" style:family="paragraph" style:parent-style-name="Standard">
      <style:paragraph-properties fo:text-align="center" style:justify-single-word="false"/>
      <style:text-properties officeooo:rsid="02ea260b" officeooo:paragraph-rsid="02ea260b"/>
    </style:style>
    <style:style style:name="P39" style:family="paragraph" style:parent-style-name="Standard">
      <style:paragraph-properties fo:text-align="end" style:justify-single-word="false"/>
      <style:text-properties officeooo:rsid="02eda490" officeooo:paragraph-rsid="02eda490"/>
    </style:style>
    <style:style style:name="P40" style:family="paragraph" style:parent-style-name="Standard">
      <style:paragraph-properties fo:text-align="end" style:justify-single-word="false"/>
      <style:text-properties officeooo:rsid="02f05a49" officeooo:paragraph-rsid="02f05a49"/>
    </style:style>
    <style:style style:name="P41" style:family="paragraph" style:parent-style-name="Standard">
      <style:paragraph-properties fo:text-align="end" style:justify-single-word="false"/>
      <style:text-properties officeooo:rsid="02ecfb36" officeooo:paragraph-rsid="02ecfb36"/>
    </style:style>
    <style:style style:name="P42" style:family="paragraph" style:parent-style-name="Standard">
      <style:paragraph-properties fo:text-align="center" style:justify-single-word="false"/>
      <style:text-properties officeooo:rsid="02fc2d7d" officeooo:paragraph-rsid="02fc2d7d"/>
    </style:style>
    <style:style style:name="P43" style:family="paragraph" style:parent-style-name="Standard">
      <style:paragraph-properties fo:text-align="end" style:justify-single-word="false"/>
      <style:text-properties officeooo:rsid="02fc2d7d" officeooo:paragraph-rsid="02fc2d7d"/>
    </style:style>
    <style:style style:name="P44" style:family="paragraph" style:parent-style-name="Standard">
      <style:paragraph-properties fo:text-align="center" style:justify-single-word="false"/>
      <style:text-properties officeooo:rsid="03011a09" officeooo:paragraph-rsid="03011a09"/>
    </style:style>
    <style:style style:name="P45" style:family="paragraph" style:parent-style-name="Standard">
      <style:paragraph-properties fo:text-align="center" style:justify-single-word="false"/>
      <style:text-properties officeooo:rsid="03036def" officeooo:paragraph-rsid="03036def"/>
    </style:style>
    <style:style style:name="P46" style:family="paragraph" style:parent-style-name="Standard">
      <style:paragraph-properties fo:text-align="center" style:justify-single-word="false"/>
      <style:text-properties officeooo:rsid="030509ab" officeooo:paragraph-rsid="030509ab"/>
    </style:style>
    <style:style style:name="P47" style:family="paragraph" style:parent-style-name="Standard">
      <style:paragraph-properties fo:text-align="center" style:justify-single-word="false"/>
      <style:text-properties officeooo:rsid="03062d7e" officeooo:paragraph-rsid="03062d7e"/>
    </style:style>
    <style:style style:name="P48" style:family="paragraph" style:parent-style-name="Standard">
      <style:paragraph-properties fo:text-align="center" style:justify-single-word="false"/>
      <style:text-properties officeooo:rsid="0306487e" officeooo:paragraph-rsid="0306487e"/>
    </style:style>
    <style:style style:name="P49" style:family="paragraph" style:parent-style-name="Table_20_Contents">
      <style:paragraph-properties fo:text-align="center" style:justify-single-word="false"/>
      <style:text-properties officeooo:rsid="0306487e" officeooo:paragraph-rsid="0306487e"/>
    </style:style>
    <style:style style:name="P50" style:family="paragraph" style:parent-style-name="Heading_20_1" style:master-page-name="First_20_Page">
      <style:paragraph-properties fo:text-align="center" style:justify-single-word="false" style:page-number="auto"/>
    </style:style>
    <style:style style:name="T1" style:family="text">
      <style:text-properties fo:font-size="9pt" officeooo:rsid="00fe907b" style:font-size-asian="9pt" style:font-size-complex="9pt"/>
    </style:style>
    <style:style style:name="T2" style:family="text">
      <style:text-properties fo:font-size="9pt" officeooo:rsid="01e0af53" style:font-size-asian="9pt" style:font-size-complex="9pt"/>
    </style:style>
    <style:style style:name="T3" style:family="text">
      <style:text-properties fo:font-size="9pt" officeooo:rsid="021b3668" style:font-size-asian="9pt" style:font-size-complex="9pt"/>
    </style:style>
    <style:style style:name="T4" style:family="text">
      <style:text-properties style:font-name="Arial1" fo:font-size="10pt" style:text-underline-style="none" officeooo:rsid="022a544a" style:font-size-asian="10pt" style:font-size-complex="10pt"/>
    </style:style>
    <style:style style:name="T5" style:family="text">
      <style:text-properties style:font-name="Arial1" fo:font-size="10pt" style:text-underline-style="none" officeooo:rsid="001b2f40" style:font-size-asian="10pt" style:font-size-complex="10pt"/>
    </style:style>
    <style:style style:name="T6" style:family="text">
      <style:text-properties style:font-name="Arial1" fo:font-size="10pt" style:text-underline-style="none" officeooo:rsid="00337d03" style:font-size-asian="10pt" style:font-size-complex="10pt"/>
    </style:style>
    <style:style style:name="T7" style:family="text">
      <style:text-properties style:font-name="Arial1" fo:font-size="10pt" style:text-underline-style="none" officeooo:rsid="0269cb7a" style:font-size-asian="10pt" style:font-size-complex="10pt"/>
    </style:style>
    <style:style style:name="T8" style:family="text">
      <style:text-properties style:font-name="Arial1" fo:font-size="10pt" style:text-underline-style="none" officeooo:rsid="02e5f899" style:font-size-asian="10pt" style:font-size-complex="10pt"/>
    </style:style>
    <style:style style:name="T9" style:family="text">
      <style:text-properties style:use-window-font-color="true" loext:opacity="0%" style:font-name="Arial" fo:font-size="11pt" fo:font-weight="normal" style:font-name-asian="Noto Sans CJK SC Regular" style:font-size-asian="11pt" style:font-weight-asian="normal" style:font-name-complex="FreeSans1" style:font-size-complex="11pt" style:font-weight-complex="normal"/>
    </style:style>
    <style:style style:name="T10" style:family="text">
      <style:text-properties style:use-window-font-color="true" loext:opacity="0%" style:font-name="Arial" fo:font-size="11pt" fo:font-weight="normal" officeooo:rsid="02a80433" style:font-name-asian="Noto Sans CJK SC Regular" style:font-size-asian="11pt" style:font-weight-asian="normal" style:font-name-complex="FreeSans1" style:font-size-complex="11pt" style:font-weight-complex="normal"/>
    </style:style>
    <style:style style:name="T11" style:family="text">
      <style:text-properties style:use-window-font-color="true" loext:opacity="0%" style:font-name="Arial" fo:font-size="11pt" fo:font-weight="normal" officeooo:rsid="02bc3c32" style:font-name-asian="Noto Sans CJK SC Regular" style:font-size-asian="11pt" style:font-weight-asian="normal" style:font-name-complex="FreeSans1" style:font-size-complex="11pt" style:font-weight-complex="normal"/>
    </style:style>
    <style:style style:name="T12" style:family="text">
      <style:text-properties style:use-window-font-color="true" loext:opacity="0%" style:font-name="Arial" fo:font-size="11pt" fo:font-weight="normal" officeooo:rsid="02e8baac" style:font-name-asian="Noto Sans CJK SC Regular" style:font-size-asian="11pt" style:font-weight-asian="normal" style:font-name-complex="FreeSans1" style:font-size-complex="11pt" style:font-weight-complex="normal"/>
    </style:style>
    <style:style style:name="T13" style:family="text">
      <style:text-properties style:use-window-font-color="true" loext:opacity="0%" style:font-name="Arial" fo:font-size="11pt" fo:font-weight="normal" officeooo:rsid="02ecfb36" style:font-name-asian="Noto Sans CJK SC Regular" style:font-size-asian="11pt" style:font-weight-asian="normal" style:font-name-complex="FreeSans1" style:font-size-complex="11pt" style:font-weight-complex="normal"/>
    </style:style>
    <style:style style:name="T14" style:family="text">
      <style:text-properties style:use-window-font-color="true" loext:opacity="0%" style:font-name="Arial" fo:font-size="11pt" fo:font-weight="normal" officeooo:rsid="02f87815" style:font-name-asian="Noto Sans CJK SC Regular" style:font-size-asian="11pt" style:font-weight-asian="normal" style:font-name-complex="FreeSans1" style:font-size-complex="11pt" style:font-weight-complex="normal"/>
    </style:style>
    <style:style style:name="T15" style:family="text">
      <style:text-properties style:use-window-font-color="true" loext:opacity="0%" style:font-name="Arial" fo:font-size="11pt" style:font-name-asian="Noto Sans CJK SC Regular" style:font-size-asian="11pt" style:font-name-complex="FreeSans1" style:font-size-complex="11pt"/>
    </style:style>
    <style:style style:name="T16" style:family="text">
      <style:text-properties style:use-window-font-color="true" loext:opacity="0%" style:font-name="Arial" fo:font-size="11pt" officeooo:rsid="0268597c" style:font-name-asian="Noto Sans CJK SC Regular" style:font-size-asian="11pt" style:font-name-complex="FreeSans1" style:font-size-complex="11pt"/>
    </style:style>
    <style:style style:name="T17" style:family="text">
      <style:text-properties style:use-window-font-color="true" loext:opacity="0%" style:font-name="Arial" fo:font-size="11pt" fo:font-weight="bold" officeooo:rsid="0275a526" style:font-name-asian="Noto Sans CJK SC Regular" style:font-size-asian="11pt" style:font-weight-asian="bold" style:font-name-complex="FreeSans1" style:font-size-complex="11pt" style:font-weight-complex="bold"/>
    </style:style>
    <style:style style:name="T18" style:family="text">
      <style:text-properties style:use-window-font-color="true" loext:opacity="0%" style:font-name="Arial" fo:font-size="11pt" fo:font-weight="bold" officeooo:rsid="02f5c6b6" style:font-name-asian="Noto Sans CJK SC Regular" style:font-size-asian="11pt" style:font-weight-asian="bold" style:font-name-complex="FreeSans1" style:font-size-complex="11pt" style:font-weight-complex="bold"/>
    </style:style>
    <style:style style:name="T19" style:family="text">
      <style:text-properties style:use-window-font-color="true" loext:opacity="0%" style:font-name="Arial" fo:font-size="11pt" fo:font-weight="bold" officeooo:rsid="02f77d58" style:font-name-asian="Noto Sans CJK SC Regular" style:font-size-asian="11pt" style:font-weight-asian="bold" style:font-name-complex="FreeSans1" style:font-size-complex="11pt" style:font-weight-complex="bold"/>
    </style:style>
    <style:style style:name="T20" style:family="text">
      <style:text-properties style:use-window-font-color="true" loext:opacity="0%" style:font-name="Arial" fo:font-size="14pt" fo:font-weight="bold" officeooo:rsid="02157811" style:font-name-asian="Noto Sans CJK SC Regular" style:font-size-asian="14pt" style:font-weight-asian="bold" style:font-name-complex="FreeSans1" style:font-size-complex="14pt" style:font-weight-complex="bold"/>
    </style:style>
    <style:style style:name="T21" style:family="text">
      <style:text-properties style:use-window-font-color="true" loext:opacity="0%" style:font-name="Arial" fo:font-size="14pt" fo:font-weight="bold" officeooo:rsid="0269cb7a" style:font-name-asian="Noto Sans CJK SC Regular" style:font-size-asian="14pt" style:font-weight-asian="bold" style:font-name-complex="FreeSans1" style:font-size-complex="14pt" style:font-weight-complex="bold"/>
    </style:style>
    <style:style style:name="T22" style:family="text">
      <style:text-properties style:use-window-font-color="true" loext:opacity="0%" style:font-name="Arial" fo:font-size="14pt" fo:font-weight="bold" officeooo:rsid="026b0a5a" style:font-name-asian="Noto Sans CJK SC Regular" style:font-size-asian="14pt" style:font-weight-asian="bold" style:font-name-complex="FreeSans1" style:font-size-complex="14pt" style:font-weight-complex="bold"/>
    </style:style>
    <style:style style:name="T23" style:family="text">
      <style:text-properties officeooo:rsid="02a38e1a"/>
    </style:style>
    <style:style style:name="T24" style:family="text">
      <style:text-properties officeooo:rsid="02ea2195"/>
    </style:style>
    <style:style style:name="T25" style:family="text">
      <style:text-properties officeooo:rsid="02eec955"/>
    </style:style>
    <style:style style:name="T26" style:family="text">
      <style:text-properties officeooo:rsid="02f25001"/>
    </style:style>
    <style:style style:name="T27" style:family="text">
      <style:text-properties officeooo:rsid="02fc2d7d"/>
    </style:style>
    <style:style style:name="T28" style:family="text">
      <style:text-properties officeooo:rsid="030216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0" text:outline-level="1" text:is-list-header="true"><text:span text:style-name="T20">ACTIVIDADES UD</text:span><text:span text:style-name="T21">3</text:span><text:span text:style-name="T22"> - </text:span><text:span text:style-name="T21">SERVIDOR</text:span></text:h>
      <text:p text:style-name="P8">NOMBRE Y APELLIDOS: <text:span text:style-name="T28">Miguel pozo</text:span></text:p>
      <text:p text:style-name="P12"><text:span text:style-name="T13">Completa las columnas HECHO, CALIFICACIÓN, IE y TOTAL, de la siguiente tabla</text:span><text:span text:style-name="T14">:</text:span></text:p>
      <text:p text:style-name="P9"><text:span text:style-name="T16">T</text:span><text:span text:style-name="T15">ABLA DE CALIFICACION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14">CE</text:p>
          </table:table-cell>
          <table:table-cell table:style-name="Table3.A1" office:value-type="string">
            <text:p text:style-name="P15">ACT<text:span text:style-name="T24">.</text:span></text:p>
          </table:table-cell>
          <table:table-cell table:style-name="Table3.A1" table:number-columns-spanned="2" office:value-type="string">
            <text:p text:style-name="P16">TAREA</text:p>
          </table:table-cell>
          <table:covered-table-cell/>
          <table:table-cell table:style-name="Table3.A1" office:value-type="string">
            <text:p text:style-name="P16">HECHO</text:p>
          </table:table-cell>
          <table:table-cell table:style-name="Table3.A1" office:value-type="string">
            <text:p text:style-name="P14">CALIFICACIÓN</text:p>
          </table:table-cell>
          <table:table-cell table:style-name="Table3.A1" table:number-columns-spanned="2" office:value-type="string">
            <text:p text:style-name="P14">IE</text:p>
          </table:table-cell>
          <table:covered-table-cell/>
          <table:table-cell table:style-name="Table3.I1" office:value-type="string">
            <text:p text:style-name="P14">TOTAL</text:p>
          </table:table-cell>
        </table:table-row>
        <table:table-row table:style-name="Table3.2">
          <table:table-cell table:style-name="Table3.A2" table:number-rows-spanned="2" office:value-type="string">
            <text:p text:style-name="P26">RA3.g</text:p>
          </table:table-cell>
          <table:table-cell table:style-name="Table3.A2" table:number-rows-spanned="2" office:value-type="string">
            <text:p text:style-name="P26">UD3.1</text:p>
          </table:table-cell>
          <table:table-cell table:style-name="Table3.A2" table:number-rows-spanned="2" office:value-type="string">
            <text:p text:style-name="P29">a</text:p>
          </table:table-cell>
          <table:table-cell table:style-name="Table3.A2" table:number-rows-spanned="2" office:value-type="string">
            <text:p text:style-name="P30">10p</text:p>
          </table:table-cell>
          <table:table-cell table:style-name="Table3.A2" table:number-rows-spanned="2" office:value-type="string">
            <text:p text:style-name="P31">x</text:p>
          </table:table-cell>
          <table:table-cell table:style-name="Table3.A2" table:number-rows-spanned="2" office:value-type="string">
            <text:p text:style-name="P28"/>
          </table:table-cell>
          <table:table-cell table:style-name="Table3.A2" office:value-type="string">
            <text:p text:style-name="P27">I3 - 90%</text:p>
          </table:table-cell>
          <table:table-cell table:style-name="Table3.A2" office:value-type="string">
            <text:p text:style-name="P25"/>
          </table:table-cell>
          <table:table-cell table:style-name="Table3.I2" table:number-rows-spanned="2" office:value-type="string">
            <text:p text:style-name="P25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3" office:value-type="string">
            <text:p text:style-name="P17">I6 - 10%</text:p>
          </table:table-cell>
          <table:table-cell table:style-name="Table3.H3" office:value-type="string">
            <text:p text:style-name="P14"/>
          </table:table-cell>
          <table:covered-table-cell/>
        </table:table-row>
        <table:table-row table:style-name="Table3.2">
          <table:table-cell table:style-name="Table3.A21" table:number-rows-spanned="7" office:value-type="string">
            <text:p text:style-name="P20">RA3.a</text:p>
          </table:table-cell>
          <table:table-cell table:style-name="Table3.B10" table:number-rows-spanned="7" office:value-type="string">
            <text:p text:style-name="P19">UD3.<text:span text:style-name="T23">2</text:span></text:p>
          </table:table-cell>
          <table:table-cell table:style-name="Table3.C4" office:value-type="string">
            <text:p text:style-name="P21">a</text:p>
          </table:table-cell>
          <table:table-cell table:style-name="Table3.D4" office:value-type="string">
            <text:p text:style-name="P32">1p</text:p>
          </table:table-cell>
          <table:table-cell table:style-name="Table3.E4" office:value-type="string">
            <text:p text:style-name="P33">x</text:p>
          </table:table-cell>
          <table:table-cell table:style-name="Table3.F10" table:number-rows-spanned="7" office:value-type="string">
            <text:p text:style-name="P23"/>
          </table:table-cell>
          <table:table-cell table:style-name="Table3.G10" table:number-rows-spanned="3" office:value-type="string">
            <text:p text:style-name="P17">I3 - 90%</text:p>
          </table:table-cell>
          <table:table-cell table:style-name="Table3.H10" table:number-rows-spanned="3" office:value-type="string">
            <text:p text:style-name="P17"/>
          </table:table-cell>
          <table:table-cell table:style-name="Table3.I10" table:number-rows-spanned="7" office:value-type="string">
            <text:p text:style-name="P13"/>
          </table:table-cell>
        </table:table-row>
        <table:table-row table:style-name="Table3.2">
          <table:covered-table-cell/>
          <table:covered-table-cell/>
          <table:table-cell table:style-name="Table3.C5" office:value-type="string">
            <text:p text:style-name="P36">b</text:p>
          </table:table-cell>
          <table:table-cell table:style-name="Table3.D5" office:value-type="string">
            <text:p text:style-name="P41">1p</text:p>
          </table:table-cell>
          <table:table-cell table:style-name="Table3.E5" office:value-type="string">
            <text:p text:style-name="P44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6" office:value-type="string">
            <text:p text:style-name="P36">c</text:p>
          </table:table-cell>
          <table:table-cell table:style-name="Table3.D6" office:value-type="string">
            <text:p text:style-name="P41">1p</text:p>
          </table:table-cell>
          <table:table-cell table:style-name="Table3.E6" office:value-type="string">
            <text:p text:style-name="P44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7" office:value-type="string">
            <text:p text:style-name="P36">d</text:p>
          </table:table-cell>
          <table:table-cell table:style-name="Table3.D7" office:value-type="string">
            <text:p text:style-name="P41">1p</text:p>
          </table:table-cell>
          <table:table-cell table:style-name="Table3.E7" office:value-type="string">
            <text:p text:style-name="P44">x</text:p>
          </table:table-cell>
          <table:covered-table-cell/>
          <table:table-cell table:style-name="Table3.G10" table:number-rows-spanned="4" office:value-type="string">
            <text:p text:style-name="P18">I6 - 10%</text:p>
          </table:table-cell>
          <table:table-cell table:style-name="Table3.H10" table:number-rows-spanned="4" office:value-type="string">
            <text:p text:style-name="Standard"/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C8" office:value-type="string">
            <text:p text:style-name="P36">e</text:p>
          </table:table-cell>
          <table:table-cell table:style-name="Table3.D8" office:value-type="string">
            <text:p text:style-name="P41">2p</text:p>
          </table:table-cell>
          <table:table-cell table:style-name="Table3.E8" office:value-type="string">
            <text:p text:style-name="P44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9" office:value-type="string">
            <text:p text:style-name="P36">f</text:p>
          </table:table-cell>
          <table:table-cell table:style-name="Table3.D9" office:value-type="string">
            <text:p text:style-name="P41">2p</text:p>
          </table:table-cell>
          <table:table-cell table:style-name="Table3.E9" office:value-type="string">
            <text:p text:style-name="P45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0" office:value-type="string">
            <text:p text:style-name="P36">g</text:p>
          </table:table-cell>
          <table:table-cell table:style-name="Table3.D10" office:value-type="string">
            <text:p text:style-name="P41">2p</text:p>
          </table:table-cell>
          <table:table-cell table:style-name="Table3.E10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1" table:number-rows-spanned="8" office:value-type="string">
            <text:p text:style-name="P20">RA3.<text:span text:style-name="T25">c</text:span></text:p>
          </table:table-cell>
          <table:table-cell table:style-name="Table3.B18" table:number-rows-spanned="8" office:value-type="string">
            <text:p text:style-name="P19">UD3.<text:span text:style-name="T23">3</text:span></text:p>
          </table:table-cell>
          <table:table-cell table:style-name="Table3.C11" office:value-type="string">
            <text:p text:style-name="P21">a</text:p>
          </table:table-cell>
          <table:table-cell table:style-name="Table3.D11" office:value-type="string">
            <text:p text:style-name="P32">1p</text:p>
          </table:table-cell>
          <table:table-cell table:style-name="Table3.E11" office:value-type="string">
            <text:p text:style-name="P34">x</text:p>
          </table:table-cell>
          <table:table-cell table:style-name="Table3.F18" table:number-rows-spanned="8" office:value-type="string">
            <text:p text:style-name="P23"/>
          </table:table-cell>
          <table:table-cell table:style-name="Table3.G18" table:number-rows-spanned="4" office:value-type="string">
            <text:p text:style-name="P17">I3 - 90%</text:p>
          </table:table-cell>
          <table:table-cell table:style-name="Table3.H18" table:number-rows-spanned="4" office:value-type="string">
            <text:p text:style-name="P17"/>
          </table:table-cell>
          <table:table-cell table:style-name="Table3.I18" table:number-rows-spanned="8" office:value-type="string">
            <text:p text:style-name="P13"/>
          </table:table-cell>
        </table:table-row>
        <table:table-row table:style-name="Table3.2">
          <table:covered-table-cell/>
          <table:covered-table-cell/>
          <table:table-cell table:style-name="Table3.C18" office:value-type="string">
            <text:p text:style-name="P36">b</text:p>
          </table:table-cell>
          <table:table-cell table:style-name="Table3.D18" office:value-type="string">
            <text:p text:style-name="P41">1p</text:p>
          </table:table-cell>
          <table:table-cell table:style-name="Table3.E12" office:value-type="string">
            <text:p text:style-name="P46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3" office:value-type="string">
            <text:p text:style-name="P36">c</text:p>
          </table:table-cell>
          <table:table-cell table:style-name="Table3.C13" office:value-type="string">
            <text:p text:style-name="P41"/>
          </table:table-cell>
          <table:table-cell table:style-name="Table3.C13" office:value-type="string">
            <text:p text:style-name="P47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8" office:value-type="string">
            <text:p text:style-name="P36">d</text:p>
          </table:table-cell>
          <table:table-cell table:style-name="Table3.D18" office:value-type="string">
            <text:p text:style-name="P41">2p</text:p>
          </table:table-cell>
          <table:table-cell table:style-name="Table3.E14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3" office:value-type="string">
            <text:p text:style-name="P36">e</text:p>
          </table:table-cell>
          <table:table-cell table:style-name="Table3.C13" office:value-type="string">
            <text:p text:style-name="P37"/>
          </table:table-cell>
          <table:table-cell table:style-name="Table3.C13" office:value-type="string">
            <text:p text:style-name="P35"/>
          </table:table-cell>
          <table:covered-table-cell/>
          <table:table-cell table:style-name="Table3.G18" table:number-rows-spanned="4" office:value-type="string">
            <text:p text:style-name="P18">I6 - 10%</text:p>
          </table:table-cell>
          <table:table-cell table:style-name="Table3.H18" table:number-rows-spanned="4" office:value-type="string">
            <text:p text:style-name="Standard"/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C18" office:value-type="string">
            <text:p text:style-name="P36">f</text:p>
          </table:table-cell>
          <table:table-cell table:style-name="Table3.D18" office:value-type="string">
            <text:p text:style-name="P41"><text:span text:style-name="T27">3</text:span>p</text:p>
          </table:table-cell>
          <table:table-cell table:style-name="Table3.E18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8" office:value-type="string">
            <text:p text:style-name="P42">g</text:p>
          </table:table-cell>
          <table:table-cell table:style-name="Table3.D18" office:value-type="string">
            <text:p text:style-name="P43">2p</text:p>
          </table:table-cell>
          <table:table-cell table:style-name="Table3.E18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8" office:value-type="string">
            <text:p text:style-name="P42">h</text:p>
          </table:table-cell>
          <table:table-cell table:style-name="Table3.D18" office:value-type="string">
            <text:p text:style-name="P40">1p</text:p>
          </table:table-cell>
          <table:table-cell table:style-name="Table3.E18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1" table:number-rows-spanned="3" office:value-type="string">
            <text:p text:style-name="P20">RA3.<text:span text:style-name="T25">b</text:span></text:p>
          </table:table-cell>
          <table:table-cell table:style-name="Table3.B21" table:number-rows-spanned="3" office:value-type="string">
            <text:p text:style-name="P19">UD3.<text:span text:style-name="T23">4</text:span></text:p>
          </table:table-cell>
          <table:table-cell table:style-name="Table3.C19" office:value-type="string">
            <text:p text:style-name="P22">a</text:p>
          </table:table-cell>
          <table:table-cell table:style-name="Table3.D19" office:value-type="string">
            <text:p text:style-name="P32">2p</text:p>
          </table:table-cell>
          <table:table-cell table:style-name="Table3.E19" office:value-type="string">
            <text:p text:style-name="P49">x</text:p>
          </table:table-cell>
          <table:table-cell table:style-name="Table3.F21" table:number-rows-spanned="3" office:value-type="string">
            <text:p text:style-name="P23"/>
          </table:table-cell>
          <table:table-cell table:style-name="Table3.G21" office:value-type="string">
            <text:p text:style-name="P17">I3 - 90%</text:p>
          </table:table-cell>
          <table:table-cell table:style-name="Table3.H21" office:value-type="string">
            <text:p text:style-name="P17"/>
          </table:table-cell>
          <table:table-cell table:style-name="Table3.I21" table:number-rows-spanned="3" office:value-type="string">
            <text:p text:style-name="P13"/>
          </table:table-cell>
        </table:table-row>
        <table:table-row table:style-name="Table3.2">
          <table:covered-table-cell/>
          <table:covered-table-cell/>
          <table:table-cell table:style-name="Table3.C21" office:value-type="string">
            <text:p text:style-name="P38">b</text:p>
          </table:table-cell>
          <table:table-cell table:style-name="Table3.D21" office:value-type="string">
            <text:p text:style-name="P41">2p</text:p>
          </table:table-cell>
          <table:table-cell table:style-name="Table3.E20" office:value-type="string">
            <text:p text:style-name="P48">x</text:p>
          </table:table-cell>
          <table:covered-table-cell/>
          <table:table-cell table:style-name="Table3.G21" table:number-rows-spanned="2" office:value-type="string">
            <text:p text:style-name="P18">I6 - 10%</text:p>
          </table:table-cell>
          <table:table-cell table:style-name="Table3.H21" table:number-rows-spanned="2" office:value-type="string">
            <text:p text:style-name="P17"/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C21" office:value-type="string">
            <text:p text:style-name="P38">c</text:p>
          </table:table-cell>
          <table:table-cell table:style-name="Table3.D21" office:value-type="string">
            <text:p text:style-name="P41">6p</text:p>
          </table:table-cell>
          <table:table-cell table:style-name="Table3.E21" office:value-type="string">
            <text:p text:style-name="P48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4" table:number-rows-spanned="3" office:value-type="string">
            <text:p text:style-name="P20">RA3.d</text:p>
          </table:table-cell>
          <table:table-cell table:style-name="Table3.B24" table:number-rows-spanned="3" office:value-type="string">
            <text:p text:style-name="P19">UD3.<text:span text:style-name="T23">5</text:span></text:p>
          </table:table-cell>
          <table:table-cell table:style-name="Table3.C22" office:value-type="string">
            <text:p text:style-name="P22">a</text:p>
          </table:table-cell>
          <table:table-cell table:style-name="Table3.D22" office:value-type="string">
            <text:p text:style-name="P24">2p</text:p>
          </table:table-cell>
          <table:table-cell table:style-name="Table3.E22" office:value-type="string">
            <text:p text:style-name="P49">-</text:p>
          </table:table-cell>
          <table:table-cell table:style-name="Table3.F24" table:number-rows-spanned="3" office:value-type="string">
            <text:p text:style-name="P23"/>
          </table:table-cell>
          <table:table-cell table:style-name="Table3.G24" office:value-type="string">
            <text:p text:style-name="P17">I3 - 90%</text:p>
          </table:table-cell>
          <table:table-cell table:style-name="Table3.H24" office:value-type="string">
            <text:p text:style-name="P17"/>
          </table:table-cell>
          <table:table-cell table:style-name="Table3.I24" table:number-rows-spanned="3" office:value-type="string">
            <text:p text:style-name="P13"/>
          </table:table-cell>
        </table:table-row>
        <table:table-row table:style-name="Table3.2">
          <table:covered-table-cell/>
          <table:covered-table-cell/>
          <table:table-cell table:style-name="Table3.C23" office:value-type="string">
            <text:p text:style-name="P38">b</text:p>
          </table:table-cell>
          <table:table-cell table:style-name="Table3.D23" office:value-type="string">
            <text:p text:style-name="P39">4p</text:p>
          </table:table-cell>
          <table:table-cell table:style-name="Table3.E23" office:value-type="string">
            <text:p text:style-name="P35"/>
          </table:table-cell>
          <table:covered-table-cell/>
          <table:table-cell table:style-name="Table3.G24" table:number-rows-spanned="2" office:value-type="string">
            <text:p text:style-name="P18">I6 - 10%</text:p>
          </table:table-cell>
          <table:table-cell table:style-name="Table3.H24" table:number-rows-spanned="2" office:value-type="string">
            <text:p text:style-name="P17"/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C24" office:value-type="string">
            <text:p text:style-name="P38">c</text:p>
          </table:table-cell>
          <table:table-cell table:style-name="Table3.D24" office:value-type="string">
            <text:p text:style-name="P39">4p</text:p>
          </table:table-cell>
          <table:table-cell table:style-name="Table3.E24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</table:table>
      <text:p text:style-name="P6"/>
      <text:p text:style-name="P11"><text:soft-page-break/><text:span text:style-name="T18">IE </text:span><text:span text:style-name="T19">(</text:span><text:span text:style-name="T17">INSTRUMENTOS DE EVALUACIÓN</text:span><text:span text:style-name="T19">)</text:span></text:p>
      <text:p text:style-name="P7">I3: Realización de <text:span text:style-name="T26">tareas de </text:span>proyecto</text:p>
      <text:p text:style-name="P7">I6: Cumplimiento de los plazos de entrega</text:p>
      <text:p text:style-name="P7"/>
      <text:p text:style-name="P10"><text:span text:style-name="T9">Cada </text:span><text:span text:style-name="T10">actividad</text:span><text:span text:style-name="T9"> de este boletín estará ligada a un criterio de evaluación</text:span><text:span text:style-name="T10">, y cada CE tendrá una puntuación de 0 a 10.</text:span><text:span text:style-name="T11"> Cada tarea de cada actividad tiene una puntuación, y se </text:span><text:span text:style-name="T12">considerará</text:span><text:span text:style-name="T11"> como correcta o incorrecta (o bien tendrá toda la puntuación, o 0 en caso de que no cumpla todos los requisitos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cm" fo:margin-bottom="0cm" style:contextual-spacing="false" fo:line-height="200%" fo:keep-with-next="always"/>
      <style:text-properties style:font-name="Arial" fo:font-family="Arial" style:font-family-generic="swiss" fo:font-size="11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200%" fo:text-align="justify" style:justify-single-word="false" fo:orphans="0" fo:widows="0" style:page-number="auto"/>
    </style:style>
    <style:style style:name="List" style:family="paragraph" style:default-outline-level="" style:class="list">
      <style:paragraph-properties fo:margin-top="0cm" fo:margin-bottom="0.374cm" style:contextual-spacing="false"/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374cm" fo:margin-bottom="0.374cm" style:contextual-spacing="false"/>
      <style:text-properties style:font-name="Tahoma" fo:font-family="Tahoma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1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line-height="20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20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20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T1_25_20-_25_20Introducción_25_20v3_7e_LT_7e_Gliederung_20_1" style:display-name="UT1%20-%20Introducción%20v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Gliederung_20_2" style:display-name="UT1%20-%20Introducción%20v3~LT~Gliederung 2" style:family="paragraph" style:parent-style-name="UT1_25_20-_25_20Introducción_25_20v3_7e_LT_7e_Gliederung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UT1_25_20-_25_20Introducción_25_20v3_7e_LT_7e_Gliederung_20_3" style:display-name="UT1%20-%20Introducción%20v3~LT~Gliederung 3" style:family="paragraph" style:parent-style-name="UT1_25_20-_25_20Introducción_25_20v3_7e_LT_7e_Gliederung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UT1_25_20-_25_20Introducción_25_20v3_7e_LT_7e_Gliederung_20_4" style:display-name="UT1%20-%20Introducción%20v3~LT~Gliederung 4" style:family="paragraph" style:parent-style-name="UT1_25_20-_25_20Introducción_25_20v3_7e_LT_7e_Gliederung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5" style:display-name="UT1%20-%20Introducción%20v3~LT~Gliederung 5" style:family="paragraph" style:parent-style-name="UT1_25_20-_25_20Introducción_25_20v3_7e_LT_7e_Gliederung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6" style:display-name="UT1%20-%20Introducción%20v3~LT~Gliederung 6" style:family="paragraph" style:parent-style-name="UT1_25_20-_25_20Introducción_25_20v3_7e_LT_7e_Gliederung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7" style:display-name="UT1%20-%20Introducción%20v3~LT~Gliederung 7" style:family="paragraph" style:parent-style-name="UT1_25_20-_25_20Introducción_25_20v3_7e_LT_7e_Gliederung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8" style:display-name="UT1%20-%20Introducción%20v3~LT~Gliederung 8" style:family="paragraph" style:parent-style-name="UT1_25_20-_25_20Introducción_25_20v3_7e_LT_7e_Gliederung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9" style:display-name="UT1%20-%20Introducción%20v3~LT~Gliederung 9" style:family="paragraph" style:parent-style-name="UT1_25_20-_25_20Introducción_25_20v3_7e_LT_7e_Gliederung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Titel" style:display-name="UT1%20-%20Introducción%20v3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44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Untertitel" style:display-name="UT1%20-%20Introducción%20v3~LT~Unter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Notizen" style:display-name="UT1%20-%20Introducción%20v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Hintergrundobjekte" style:display-name="UT1%20-%20Introducción%20v3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UT1_25_20-_25_20Introducción_25_20v3_7e_LT_7e_Hintergrund" style:display-name="UT1%20-%20Introducción%20v3~LT~Hintergr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FreeSans" fo:font-family="FreeSans" style:font-family-generic="swiss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default-outline-level="" style:class="extra" style:master-page-name="">
      <style:paragraph-properties style:page-number="auto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4" style:family="paragraph" style:default-outline-level="">
      <style:text-properties style:font-name="Times New Roman" fo:font-family="'Times New Roman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fo:font-size="47.5pt" style:font-size-asian="47.5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swiss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swiss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swiss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swiss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swiss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Predeterminado_7e_LT_7e_Gliederung_20_1" style:display-name="Predeterminado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sin_20_relleno_20_ni_20_línea" style:display-name="Objeto sin relleno ni línea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mphasis" style:family="paragraph" style:default-outline-level="">
      <style:text-properties style:font-name="Times New Roman" fo:font-family="'Times New Roman'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Encabezado_20_de_20_la_20_tabla" style:display-name="Encabezado de la tabla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ncabezamiento" style:family="paragraph" style:default-outline-level="">
      <style:paragraph-properties fo:margin-top="0.746cm" fo:margin-bottom="0.374cm" style:contextual-spacing="false"/>
      <style:text-properties style:font-name="Tahoma" fo:font-family="Tahoma" style:font-family-generic="swiss" fo:font-size="14pt" style:font-name-asian="Tahoma1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text-align="start" style:justify-single-word="false"/>
      <style:text-properties style:use-window-font-color="true" loext:opacity="0%" style:font-name="FreeSans" fo:font-family="FreeSans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text-properties style:font-name="OpenSymbol" fo:font-family="OpenSymbol, 'Arial Unicode MS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loext:opacity="100%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text-properties style:use-window-font-color="true" loext:opacity="0%" style:font-name="Arial Unicode MS" fo:font-family="'Arial Unicode MS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2.24cm" fo:margin-right="0cm" fo:text-align="start" style:justify-single-word="false" fo:text-indent="0cm" style:auto-text-indent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Gliederung_20_1" style:display-name="plantillaPresentaciones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Gliederung_20_2" style:display-name="plantillaPresentaciones~LT~Gliederung 2" style:family="paragraph" style:parent-style-name="plantillaPresentaciones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tillaPresentaciones_7e_LT_7e_Gliederung_20_3" style:display-name="plantillaPresentaciones~LT~Gliederung 3" style:family="paragraph" style:parent-style-name="plantillaPresentaciones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plantillaPresentaciones_7e_LT_7e_Gliederung_20_4" style:display-name="plantillaPresentaciones~LT~Gliederung 4" style:family="paragraph" style:parent-style-name="plantillaPresentaciones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5" style:display-name="plantillaPresentaciones~LT~Gliederung 5" style:family="paragraph" style:parent-style-name="plantillaPresentaciones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6" style:display-name="plantillaPresentaciones~LT~Gliederung 6" style:family="paragraph" style:parent-style-name="plantillaPresentaciones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7" style:display-name="plantillaPresentaciones~LT~Gliederung 7" style:family="paragraph" style:parent-style-name="plantillaPresentaciones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8" style:display-name="plantillaPresentaciones~LT~Gliederung 8" style:family="paragraph" style:parent-style-name="plantillaPresentaciones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9" style:display-name="plantillaPresentaciones~LT~Gliederung 9" style:family="paragraph" style:parent-style-name="plantillaPresentaciones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Titel" style:display-name="plantillaPresentaciones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Untertitel" style:display-name="plantillaPresentaciones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Notizen" style:display-name="plantillaPresentaciones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Hintergrundobjekte" style:display-name="plantillaPresentaciones~LT~Hintergrundobjekte" style:family="paragraph" style:default-outline-level=""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Hintergrund" style:display-name="plantillaPresentaciones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dddddd"/>
      <style:paragraph-properties fo:text-align="center" style:justify-single-word="false" style:page-number="auto" fo:background-color="#dddddd" fo:padding="0.051cm" fo:border="none" text:number-lines="false" text:line-number="0">
        <style:tab-stops/>
      </style:paragraph-properties>
      <style:text-properties fo:font-weight="bold" style:font-weight-asian="bold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prefix=" 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M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MP4" style:family="paragraph" style:parent-style-name="Header">
      <style:text-properties officeooo:paragraph-rsid="0221f66e"/>
    </style:style>
    <style:style style:name="M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MT1" style:family="text">
      <style:text-properties fo:font-size="9pt" officeooo:rsid="00fe907b" style:font-size-asian="9pt" style:font-size-complex="9pt"/>
    </style:style>
    <style:style style:name="MT2" style:family="text">
      <style:text-properties fo:font-size="9pt" officeooo:rsid="01e0af53" style:font-size-asian="9pt" style:font-size-complex="9pt"/>
    </style:style>
    <style:style style:name="MT3" style:family="text">
      <style:text-properties fo:font-size="9pt" officeooo:rsid="021b3668" style:font-size-asian="9pt" style:font-size-complex="9pt"/>
    </style:style>
    <style:style style:name="MT4" style:family="text">
      <style:text-properties style:font-name="Arial1" fo:font-size="10pt" style:text-underline-style="none" officeooo:rsid="022a544a" style:font-size-asian="10pt" style:font-size-complex="10pt"/>
    </style:style>
    <style:style style:name="MT5" style:family="text">
      <style:text-properties style:font-name="Arial1" fo:font-size="10pt" style:text-underline-style="none" officeooo:rsid="001b2f40" style:font-size-asian="10pt" style:font-size-complex="10pt"/>
    </style:style>
    <style:style style:name="MT6" style:family="text">
      <style:text-properties style:font-name="Arial1" fo:font-size="10pt" style:text-underline-style="none" officeooo:rsid="00337d03" style:font-size-asian="10pt" style:font-size-complex="10pt"/>
    </style:style>
    <style:style style:name="MT7" style:family="text">
      <style:text-properties style:font-name="Arial1" fo:font-size="10pt" style:text-underline-style="none" officeooo:rsid="0269cb7a" style:font-size-asian="10pt" style:font-size-complex="10pt"/>
    </style:style>
    <style:style style:name="MT8" style:family="text">
      <style:text-properties style:font-name="Arial1" fo:font-size="10pt" style:text-underline-style="none" officeooo:rsid="02e5f899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3.508cm" svg:y="-0.441cm" svg:width="3.556cm" svg:height="1.203cm" draw:z-index="0"><draw:image xlink:href="Pictures/10000201000000D200000047F23284F8A2492DCC.png" xlink:type="simple" xlink:show="embed" xlink:actuate="onLoad" draw:mime-type="image/png"/></draw:frame><text:span text:style-name="MT1">UD1</text:span><text:span text:style-name="MT2">.</text:span><text:span text:style-name="MT3">4</text:span><text:span text:style-name="MT1"> – </text:span><text:span text:style-name="MT2">Servidores web</text:span></text:p>
        <text:p text:style-name="MP2"/>
      </style:header>
      <style:footer>
        <text:p text:style-name="MP3">Página <text:page-number text:select-page="current">2</text:page-number><text:s/>de 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4">Desarrollo cliente/servidor</text:span><text:span text:style-name="MT5"> – </text:span><text:span text:style-name="MT6">Actividades UD</text:span><text:span text:style-name="MT7">3 - SERVIDOR</text:span><text:span text:style-name="MT8"> (AUTOEVALUACIÓN)</text:span></text:p>
        <text:p text:style-name="MP5"><text:s text:c="240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1-03T16:38:05.473938939</meta:creation-date>
    <meta:editing-duration>P4DT22H27M14S</meta:editing-duration>
    <meta:editing-cycles>599</meta:editing-cycles>
    <meta:generator>LibreOffice/7.0.1.2$Windows_X86_64 LibreOffice_project/7cbcfc562f6eb6708b5ff7d7397325de9e764452</meta:generator>
    <meta:initial-creator>Manuel Pérez Alfonso</meta:initial-creator>
    <dc:date>2023-10-01T16:56:40.315000000</dc:date>
    <meta:document-statistic meta:table-count="1" meta:image-count="1" meta:object-count="0" meta:page-count="2" meta:paragraph-count="95" meta:word-count="212" meta:character-count="1154" meta:non-whitespace-character-count="794"/>
  </office:meta>
</office:document-meta>
</file>